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4592" calcext:value-type="float">
            <text:p>68.7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5896" calcext:value-type="float">
            <text:p>66.9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7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6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6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702</text:p>
          </table:table-cell>
          <table:table-cell office:value-type="string" calcext:value-type="string">
            <text:p>TWDB:2336702</text:p>
          </table:table-cell>
          <table:table-cell office:value-type="string" calcext:value-type="string">
            <text:p>196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